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5">
      <style:text-properties fo:font-weight="bold" style:font-weight-asian="bold" style:font-weight-complex="bold"/>
    </style:style>
    <style:style style:name="P3" style:family="paragraph" style:parent-style-name="Standard" style:list-style-name="L6">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3">
      <style:text-properties fo:font-weight="normal" style:font-weight-asian="normal" style:font-weight-complex="normal"/>
    </style:style>
    <style:style style:name="P8" style:family="paragraph" style:parent-style-name="Standard" style:list-style-name="L4">
      <style:text-properties fo:font-weight="normal" style:font-weight-asian="normal" style:font-weight-complex="normal"/>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list-style-name="L7">
      <style:text-properties fo:font-style="normal" fo:font-weight="bold" style:font-style-asian="normal" style:font-weight-asian="bold" style:font-style-complex="normal" style:font-weight-complex="bold"/>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list-style-name="L8">
      <style:text-properties fo:font-style="normal" fo:font-weight="normal" style:font-style-asian="normal" style:font-weight-asian="normal" style:font-style-complex="normal" style:font-weight-complex="normal"/>
    </style:style>
    <style:style style:name="P14" style:family="paragraph" style:parent-style-name="Standard">
      <style:text-properties fo:font-style="normal" style:text-underline-style="none" fo:font-weight="bold" style:font-style-asian="normal" style:font-weight-asian="bold" style:font-style-complex="normal" style:font-weight-complex="bold"/>
    </style:style>
    <style:style style:name="P15" style:family="paragraph" style:parent-style-name="Standard">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2</text:p>
      <text:p text:style-name="Standard"/>
      <text:p text:style-name="Standard">Different application layer architectures</text:p>
      <text:p text:style-name="Standard"/>
      <text:p text:style-name="Standard"><text:span text:style-name="T1">Client-server architecture</text:span>: Client connects to server(the <text:span text:style-name="T1">always on host</text:span><text:span text:style-name="T2">)</text:span> to get information from it. </text:p>
      <text:p text:style-name="Standard">Server is always on and has a fixed ip address so that client knows how to reach it.</text:p>
      <text:p text:style-name="Standard">Ecamples of client-server architectures: The Web, FTP, Telnet and email</text:p>
      <text:p text:style-name="Standard"/>
      <text:p text:style-name="P1">data-center<text:span text:style-name="T2"> = cluster of servers (needed for popular sites for example)</text:span></text:p>
      <text:p text:style-name="P1"><text:span text:style-name="T2"/></text:p>
      <text:p text:style-name="P1">P2P-architecture<text:span text:style-name="T2"> exploiting direct communication between peers, without use of a fixed server. Peers are both server and client.</text:span></text:p>
      <text:p text:style-name="P1"><text:span text:style-name="T2">Are </text:span>self-scalable.<text:span text:style-name="T2"> Every new peer gives workload by requesting files but also brings server capacities.</text:span></text:p>
      <text:p text:style-name="P1"><text:span text:style-name="T2"/></text:p>
      <text:p text:style-name="P1"><text:span text:style-name="T2">3 challenges:</text:span></text:p>
      <text:p text:style-name="P1"><text:span text:style-name="T2">-ISP friendly: Most ISPs configured for assymetric bandwidth use.</text:span></text:p>
      <text:p text:style-name="P1"><text:span text:style-name="T2">-security: Very open nature, challenge to secure</text:span></text:p>
      <text:p text:style-name="P1"><text:span text:style-name="T2">-Incentives: People must keep volunteering bandwidth</text:span></text:p>
      <text:p text:style-name="P1"><text:span text:style-name="T2"/></text:p>
      <text:p text:style-name="P1">processes are communicating using messages.</text:p>
      <text:p text:style-name="P1"/>
      <text:p text:style-name="P4">In te internet: Browser is client process and web server is the server process. The client initiates conversation.</text:p>
      <text:p text:style-name="P1">Sockets<text:span text:style-name="T2"> are like doors. When a message is send from one process to another process it leaves via a socket. Sockets are programming interfaces used in network applications. The only choice a programmer has is the choice of transport layer protocol and the parameters of this protocol.</text:span></text:p>
      <text:p text:style-name="P1"><text:span text:style-name="T2">Socket = interface between application process and transport layer protocol.</text:span></text:p>
      <text:p text:style-name="P1"><text:span text:style-name="T2"/></text:p>
      <text:p text:style-name="P1"><text:span text:style-name="T2">What transport protocol should be used? Think about reliable data transfer, throughput, timing and security.</text:span></text:p>
      <text:p text:style-name="P1"><text:span text:style-name="T2"/></text:p>
      <text:p text:style-name="P1">Reliable data transfer</text:p>
      <text:p text:style-name="P4">when a protocol is reliable, the sending process will know for certain that every message that it sends will be received by the receiver.</text:p>
      <text:p text:style-name="P4">If not using a reliable protocol the process must be<text:span text:style-name="T1"> loss tolerant</text:span>, like with live video streaming.</text:p>
      <text:p text:style-name="P4"/>
      <text:p text:style-name="P1">Throughput</text:p>
      <text:p text:style-name="P4">The protocol must be able to keep constant some throughput in case of online calls. = <text:span text:style-name="T1">bandwith sensitive applications &lt;&gt; elastic applications.</text:span>(like mail, file transfer and web transfer)</text:p>
      <text:p text:style-name="P4"/>
      <text:p text:style-name="P1">timing<text:span text:style-name="T2"> </text:span></text:p>
      <text:p text:style-name="P1"><text:span text:style-name="T2">Important when gaming. Exact timing of when the receiver will receive the bits.</text:span></text:p>
      <text:p text:style-name="P1"><text:span text:style-name="T2"/></text:p>
      <text:p text:style-name="P1">Security</text:p>
      <text:p text:style-name="P4">you knooow</text:p>
      <text:p text:style-name="P4"/>
      <text:p text:style-name="P1">2 transport protocols</text:p>
      <text:p text:style-name="P1"/>
      <text:p text:style-name="P1">TCP: transmission control protocol</text:p>
      <text:p text:style-name="P4">-Connection driven</text:p>
      <text:p text:style-name="P4"><text:soft-page-break/>-reliable data transfer service: no missing or duplicate bits</text:p>
      <text:p text:style-name="P4">-Congestion control. (Mostly good for the internet itself, not the end systems). Schedules the throughput of the connection depending on the congestion of the network.</text:p>
      <text:p text:style-name="P4">Not <text:s/>all that good for real time video and audio application as these are more loss tolerant and need steady timing and throughput.</text:p>
      <text:p text:style-name="P4"/>
      <text:p text:style-name="P1">Secure socket layer =<text:span text:style-name="T2">way to secure TCP information transmission.</text:span></text:p>
      <text:p text:style-name="P4"/>
      <text:p text:style-name="P1">UDP services</text:p>
      <text:p text:style-name="P4">packets might not arrive, may arrive out of order. No congestion control, so packet loss happens.</text:p>
      <text:p text:style-name="P4"><text:s/>UDP is blocked by most firewalls.</text:p>
      <text:p text:style-name="P4"/>
      <text:p text:style-name="P4">UDP and TCP do NOT give timing and troughput guarantee, but applications that need this still exist, but have learned working without these guarantees.</text:p>
      <text:p text:style-name="P4"/>
      <text:p text:style-name="P1">Application layer protocols</text:p>
      <text:p text:style-name="P4">they define:</text:p>
      <text:p text:style-name="P4">-the types of message exchanged</text:p>
      <text:p text:style-name="P4">-The syntax of the various message types</text:p>
      <text:p text:style-name="P4">-the meaning of the information in the fields</text:p>
      <text:p text:style-name="P4">-when and how messages are send between processes. The protocol.<text:tab/></text:p>
      <text:p text:style-name="P4"/>
      <text:p text:style-name="P4">Some are in the public domain, like HTTP and some are not like most P2P protocols.</text:p>
      <text:p text:style-name="P4"/>
      <text:p text:style-name="P4"/>
      <text:p text:style-name="P4">Web and HTTP</text:p>
      <text:p text:style-name="P4"/>
      <text:p text:style-name="P4">HTTP</text:p>
      <text:p text:style-name="P4">Implemented client and server side.</text:p>
      <text:p text:style-name="P4"><text:a xlink:type="simple" xlink:href="http://Www.someschool.edu/">Www.someschool.edu</text:a> is the hostname and /someDepartment/picture.gif is the filepath.</text:p>
      <text:p text:style-name="P4">2 RTT to get one HTML page using TCP and HTTP</text:p>
      <text:p text:style-name="P4"/>
      <text:p text:style-name="P4">When user clicks on a link the browser sends a HTTP request for the object on the server, which than sends the object in response. <text:span text:style-name="T1">HTTP uses TCP</text:span></text:p>
      <text:p text:style-name="P4">HTTP is a <text:span text:style-name="T1">stateless protocol. </text:span><text:span text:style-name="T3"><text:s/>It does not remember the requests of a client mere seconds ago.</text:span></text:p>
      <text:p text:style-name="P4"><text:span text:style-name="T3">2 RTT for every element that needs to be retrieved!! Also each time allocation of TCP buffers and variables.</text:span></text:p>
      <text:p text:style-name="P4"><text:span text:style-name="T3"/></text:p>
      <text:p text:style-name="P4"><text:span text:style-name="T3">HTTP can be made with non persistent and persistent connections</text:span></text:p>
      <text:p text:style-name="P1"><text:span text:style-name="T3">non persistent</text:span><text:span text:style-name="T4"> = one TCP connection for any request and response pair</text:span></text:p>
      <text:p text:style-name="P1"><text:span text:style-name="T4">if one page retrieved contains images the connection needs to be opened again for all these images to retrieve. (These images than can be retrieved over multiple parallel connections)</text:span></text:p>
      <text:p text:style-name="P1"><text:span text:style-name="T4"/></text:p>
      <text:p text:style-name="P1"><text:span text:style-name="T3">persistent = </text:span><text:span text:style-name="T4">keeping a TCP connection for all requests and response.</text:span></text:p>
      <text:p text:style-name="P1"><text:span text:style-name="T4">Request and sending can be done back to back and the connection can be stopped after some inactivity.</text:span></text:p>
      <text:p text:style-name="P1"><text:span text:style-name="T4"/></text:p>
      <text:p text:style-name="P1"><text:span text:style-name="T4">HTTP message format: </text:span></text:p>
      <text:p text:style-name="P1"><text:span text:style-name="T4">There are request and response messages.</text:span></text:p>
      <text:p text:style-name="P1"><text:span text:style-name="T4">Request</text:span></text:p>
      <text:p text:style-name="P1"><text:span text:style-name="T4">GET /somedir/page.html HTTP/1.1</text:span></text:p>
      <text:p text:style-name="P1"><text:span text:style-name="T4">Host: </text:span><text:a xlink:type="simple" xlink:href="http://www.someschool.edu/">www.someschool.edu</text:a></text:p>
      <text:p text:style-name="P1"><text:soft-page-break/><text:span text:style-name="T4"/></text:p>
      <text:p text:style-name="P1"><text:span text:style-name="T4">first line is </text:span><text:span text:style-name="T3">request line</text:span><text:span text:style-name="T4"> under it the </text:span><text:span text:style-name="T3">header lines</text:span><text:span text:style-name="T4"> which are optional. After this is the </text:span><text:span text:style-name="T3">entity body</text:span><text:span text:style-name="T4"> which is only used by requests in case of POST (in which <text:s/>the user filled in a form) which will determine the web page the user will get from the server. (this can also be GET and then the used form will be put in the request line) </text:span></text:p>
      <text:p text:style-name="P1"><text:span text:style-name="T4"/></text:p>
      <text:p text:style-name="P1"><text:span text:style-name="T4">HTTP response message</text:span></text:p>
      <text:p text:style-name="P1"><text:span text:style-name="T4">HTTP/1.1 200 OK</text:span></text:p>
      <text:p text:style-name="P1"><text:span text:style-name="T4">Connection: close</text:span></text:p>
      <text:p text:style-name="P1"><text:span text:style-name="T4"/></text:p>
      <text:p text:style-name="P1"><text:span text:style-name="T4">data data data</text:span></text:p>
      <text:p text:style-name="P1"><text:span text:style-name="T4"/></text:p>
      <text:p text:style-name="P1"><text:span text:style-name="T4">first is the status line(shows if everything went okay). Again the header line and an entity body.</text:span></text:p>
      <text:p text:style-name="P1"><text:span text:style-name="T4"/></text:p>
      <text:p text:style-name="P1"><text:span text:style-name="T3">Cookies</text:span></text:p>
      <text:p text:style-name="P4"><text:span text:style-name="T3">HTTP server is stateless so it needs cookies to keep track of users.</text:span></text:p>
      <text:p text:style-name="P4"><text:span text:style-name="T3">4 components:</text:span></text:p>
      <text:list xml:id="list976639775" text:style-name="L1">
        <text:list-item>
          <text:p text:style-name="P5"><text:span text:style-name="T3">Cookie header line in HTTP response message</text:span></text:p>
        </text:list-item>
        <text:list-item>
          <text:p text:style-name="P5"><text:span text:style-name="T3">Cookie header line in HTTP request message</text:span></text:p>
        </text:list-item>
        <text:list-item>
          <text:p text:style-name="P5"><text:span text:style-name="T3">Cookie file on user end system</text:span></text:p>
        </text:list-item>
        <text:list-item>
          <text:p text:style-name="P5"><text:span text:style-name="T3">Cookie <text:s/>database on server</text:span></text:p>
        </text:list-item>
      </text:list>
      <text:p text:style-name="P4"><text:span text:style-name="T3">When someone connects to a site. Server response with set cookine #number</text:span></text:p>
      <text:p text:style-name="P4"><text:span text:style-name="T3">browser set this set cookie #number with hostname in file (from which the response came). </text:span></text:p>
      <text:p text:style-name="P4"><text:span text:style-name="T3">Each time the user serves on the web page the browser sends a request with the cookie number in the header. (Coockie: #number). Now credit card information and other things can be stored with this cookie number.</text:span></text:p>
      <text:p text:style-name="P4"><text:span text:style-name="T3"/></text:p>
      <text:p text:style-name="P1"><text:span text:style-name="T3">Web caching</text:span></text:p>
      <text:p text:style-name="P4"><text:span text:style-name="T3">Also called </text:span><text:span text:style-name="T5">proxy server</text:span></text:p>
      <text:p text:style-name="P4"><text:span text:style-name="T3">cache is both client and server at the same time. Browser requests a file, in case the cache has this it sends it back and else it opens a TCP connection with the real server and requests the file to send this back to the browser and to store for further use.</text:span></text:p>
      <text:p text:style-name="P4"><text:span text:style-name="T3">Web caches are installed by ISPs</text:span></text:p>
      <text:p text:style-name="P4"><text:span text:style-name="T3">Why caches?</text:span></text:p>
      <text:p text:style-name="P4"><text:span text:style-name="T3">-can reduce resnponse time for client requesting</text:span></text:p>
      <text:p text:style-name="P4"><text:span text:style-name="T3">-less bandwidth use to server. Can also improve quality of the whole internet.</text:span></text:p>
      <text:p text:style-name="P4"><text:span text:style-name="T3"/></text:p>
      <text:p text:style-name="P4"><text:span text:style-name="T5">The conditional GET</text:span></text:p>
      <text:p text:style-name="P4"><text:span text:style-name="T3">a cache can conditionally GET an item from the server; only GET it if its version is newer than it has stored in cache.</text:span></text:p>
      <text:p text:style-name="P4"><text:span text:style-name="T3"/></text:p>
      <text:p text:style-name="P4"><text:span text:style-name="T5">Electronic mail in the internet</text:span></text:p>
      <text:p text:style-name="P4"><text:span text:style-name="T3">just like with post is asynchronous communication</text:span></text:p>
      <text:p text:style-name="P4"><text:span text:style-name="T3">Email has 3 important elements:</text:span></text:p>
      <text:p text:style-name="P4"><text:span text:style-name="T3">user agents, mail servers and </text:span><text:span text:style-name="T5">SMTP = Simple Mail Transfer Protocol</text:span></text:p>
      <text:p text:style-name="P4"><text:span text:style-name="T3">each recipient has a mail box on a mail server. </text:span></text:p>
      <text:p text:style-name="P4"><text:span text:style-name="T3">A mail travels from the sender's user agent to the sender's mailbox into the receivers mailbox.</text:span></text:p>
      <text:p text:style-name="P4"><text:span text:style-name="T3">If it cannot reach Bob at the given time it is put in the message queue for later sending.</text:span></text:p>
      <text:p text:style-name="P4"><text:span text:style-name="T3">SMTP is application layer and uses TCP for data transfer.</text:span></text:p>
      <text:p text:style-name="P4"><text:span text:style-name="T3">Mail servers sending to other mail servers act lke SMTP clients and the other side as SMTP server.</text:span></text:p>
      <text:p text:style-name="P4"><text:span text:style-name="T3"/></text:p>
      <text:p text:style-name="P4"><text:span text:style-name="T3"/></text:p>
      <text:p text:style-name="P1"><text:soft-page-break/><text:span text:style-name="T3">SMTP</text:span></text:p>
      <text:p text:style-name="P4"><text:span text:style-name="T3">older than HTTP</text:span></text:p>
      <text:p text:style-name="P4"><text:span text:style-name="T3">Works with ASCII so emails with audio and video first need to be encoded to ascii, and after sending back to binary.</text:span></text:p>
      <text:p text:style-name="P4"><text:span text:style-name="T3"/></text:p>
      <text:p text:style-name="P4"><text:span text:style-name="T3">Incase Alice wants to send Bob a ASCII mail:</text:span></text:p>
      <text:p text:style-name="P4"><text:span text:style-name="T3">1.Alice invokes her user agent for email. Provides Bob email, types message and instructs the user to send the message.</text:span></text:p>
      <text:list xml:id="list290765654" text:style-name="L2">
        <text:list-item>
          <text:p text:style-name="P6"><text:span text:style-name="T3">The user agent sends message to Alice's mail server, is put in message queue. This mail server opens tcp connection to Bob's mail server</text:span></text:p>
        </text:list-item>
        <text:list-item>
          <text:p text:style-name="P6"><text:span text:style-name="T3">after SMTP handshaking mail is send into TCP connections</text:span></text:p>
        </text:list-item>
        <text:list-item>
          <text:p text:style-name="P6"><text:span text:style-name="T3">Bob;s mail server receives the mail. It is placed in Bobs inbox.</text:span></text:p>
        </text:list-item>
        <text:list-item>
          <text:p text:style-name="P6"><text:span text:style-name="T3">Bob invokes the user agent when he has time to read.</text:span></text:p>
        </text:list-item>
      </text:list>
      <text:p text:style-name="P4"><text:span text:style-name="T3">Mails never get placed into intermediate mail servers!</text:span></text:p>
      <text:p text:style-name="P4"><text:span text:style-name="T3"/></text:p>
      <text:p text:style-name="P4"><text:span text:style-name="T3">The one TCP connection is used for multiple emails = </text:span><text:span text:style-name="T5">persistent connection</text:span></text:p>
      <text:p text:style-name="P4"><text:span text:style-name="T3">handshaking: </text:span></text:p>
      <text:p text:style-name="P4"><text:span text:style-name="T3">HELO</text:span></text:p>
      <text:p text:style-name="P4"><text:span text:style-name="T3">MAIL FROM</text:span></text:p>
      <text:p text:style-name="P4"><text:span text:style-name="T3">RCPT TO</text:span></text:p>
      <text:p text:style-name="P4"><text:span text:style-name="T3">DATA</text:span></text:p>
      <text:p text:style-name="P4"><text:span text:style-name="T3">(data)</text:span></text:p>
      <text:p text:style-name="P4"><text:span text:style-name="T3">.</text:span></text:p>
      <text:p text:style-name="P4"><text:span text:style-name="T3">QUIT</text:span></text:p>
      <text:p text:style-name="P4"><text:span text:style-name="T3"/></text:p>
      <text:p text:style-name="P1"><text:span text:style-name="T3">Comparison HTTP and SMTP</text:span></text:p>
      <text:p text:style-name="P1"><text:span text:style-name="T4">1.HTTP is </text:span><text:span text:style-name="T3"><text:s/>Pull protocol</text:span></text:p>
      <text:p text:style-name="P4"><text:span text:style-name="T3">SMTP is </text:span><text:span text:style-name="T5">Push protocol</text:span></text:p>
      <text:p text:style-name="P4"><text:span text:style-name="T5"/></text:p>
      <text:p text:style-name="P4"><text:span text:style-name="T3">2.SMTP has a 7-bit ASCII restriction, HTTP does not.</text:span></text:p>
      <text:p text:style-name="P4"><text:span text:style-name="T3"/></text:p>
      <text:list xml:id="list969967236" text:style-name="L3">
        <text:list-item>
          <text:p text:style-name="P7"><text:span text:style-name="T3">HTTP encapsulates each object to retrieve in its own HTTP response message. Inetner mail puts it all in one object.</text:span></text:p>
        </text:list-item>
      </text:list>
      <text:p text:style-name="P4"><text:span text:style-name="T3"/></text:p>
      <text:p text:style-name="P4"><text:span text:style-name="T3">Mail message formats.</text:span></text:p>
      <text:p text:style-name="P4"><text:span text:style-name="T3">To send mail we need headers in the SMTP mail to show where the mail should go:</text:span></text:p>
      <text:p text:style-name="P4"><text:span text:style-name="T3"/></text:p>
      <text:p text:style-name="P4"><text:span text:style-name="T3">header:</text:span></text:p>
      <text:p text:style-name="P4"><text:span text:style-name="T3">From: </text:span><text:a xlink:type="simple" xlink:href="mailto:alice@crepes.fr">alice@crepes.fr</text:a></text:p>
      <text:p text:style-name="P4"><text:span text:style-name="T3">To: </text:span><text:a xlink:type="simple" xlink:href="mailto:bob@hamburger.edu">bob@hamburger.edu</text:a></text:p>
      <text:p text:style-name="P4"><text:span text:style-name="T3">Subject: Searching for the meaning of life.</text:span></text:p>
      <text:p text:style-name="P4"><text:span text:style-name="T3"/></text:p>
      <text:p text:style-name="P4"><text:span text:style-name="T3">Not all fields are necessary. The from and To have nothing to do with the previous hand shaking protocol that was seen earlier.</text:span></text:p>
      <text:p text:style-name="P4"><text:span text:style-name="T3">After a blank line the message data is send.</text:span></text:p>
      <text:p text:style-name="P4"><text:span text:style-name="T3"/></text:p>
      <text:p text:style-name="P4"><text:span text:style-name="T3">Mail access protocols.</text:span></text:p>
      <text:p text:style-name="P4"><text:span text:style-name="T3">Bob does not have to log in on the mail server, but can retrieve mail by a client-server structure.</text:span></text:p>
      <text:p text:style-name="P4"><text:span text:style-name="T3">Not the mail server on own computer that is unpractical, but uses mail server that is maintained by an ISP.</text:span></text:p>
      <text:p text:style-name="P4"><text:span text:style-name="T3">Email that is send first goes through Alice's mailbox, just in case Bob can not be reached. This is the only way the mail can be kept in case to send later.</text:span></text:p>
      <text:p text:style-name="P4"><text:soft-page-break/><text:span text:style-name="T3"/></text:p>
      <text:p text:style-name="P4"><text:span text:style-name="T3">BUT: Bob want to pull his mail form the mail server, but SMTP is a push protocol! How to access the mail? By a mail acces protocol like </text:span><text:span text:style-name="T5">POP3 </text:span><text:span text:style-name="T3">or </text:span><text:span text:style-name="T5">IMAP3</text:span></text:p>
      <text:p text:style-name="P4"><text:span text:style-name="T5"/></text:p>
      <text:p text:style-name="P4"><text:span text:style-name="T5">POP3 = Post Office Protocol Version3</text:span></text:p>
      <text:p text:style-name="P4"><text:span text:style-name="T3">user established TCP connection on port 110 with mail server.</text:span></text:p>
      <text:p text:style-name="P4"><text:span text:style-name="T3">3 steps:</text:span></text:p>
      <text:list xml:id="list1127862019" text:style-name="L4">
        <text:list-item>
          <text:p text:style-name="P8"><text:span text:style-name="T3">Authorization. Provide username and password to mail server</text:span></text:p>
        </text:list-item>
        <text:list-item>
          <text:p text:style-name="P8"><text:span text:style-name="T3">Transaction, Retrieve mails, and also mark mails for deletion.</text:span></text:p>
        </text:list-item>
        <text:list-item>
          <text:p text:style-name="P8"><text:span text:style-name="T3">Update, in which mails marked for deletion are removed from the mail server.</text:span></text:p>
        </text:list-item>
      </text:list>
      <text:p text:style-name="P4"><text:span text:style-name="T3"/></text:p>
      <text:p text:style-name="P4"><text:span text:style-name="T3">Server can reply with an OK or -ERR to client requests.</text:span></text:p>
      <text:p text:style-name="P4"><text:span text:style-name="T3"/></text:p>
      <text:p text:style-name="P1"><text:span text:style-name="T3">IMAP = Internet Mail Access Protocol</text:span></text:p>
      <text:p text:style-name="P1"><text:span text:style-name="T3">POP3 </text:span><text:span text:style-name="T4">does not give possibility to create remote folders. Not good for nomadic use.</text:span></text:p>
      <text:p text:style-name="P1"><text:span text:style-name="T4">Mail can now be remotely ordered in folders and these changes keep existing unlike POP3</text:span></text:p>
      <text:p text:style-name="P1"><text:span text:style-name="T4"/></text:p>
      <text:p text:style-name="P1"><text:span text:style-name="T4">In case of low bandwidth IMAP can only show parts of messages as well.</text:span></text:p>
      <text:p text:style-name="P1"><text:span text:style-name="T4"/></text:p>
      <text:p text:style-name="P1"><text:span text:style-name="T3">WebBased Email</text:span></text:p>
      <text:p text:style-name="P4"><text:span text:style-name="T3">Email retrieval can be done using HTTP requests in case of web based email, like school mail and others. Mail sending also works using HTTP but also can mail with SMTP mail servers.</text:span></text:p>
      <text:p text:style-name="P4"><text:span text:style-name="T3"/></text:p>
      <text:p text:style-name="P1"><text:span text:style-name="T3">DNS The internet's directory Service</text:span></text:p>
      <text:p text:style-name="P1"><text:span text:style-name="T3"/></text:p>
      <text:p text:style-name="P1"><text:span text:style-name="T3">DNS =Domain Name Server.</text:span></text:p>
      <text:p text:style-name="P4"><text:span text:style-name="T3">Multiple identifiers for webpages:</text:span></text:p>
      <text:p text:style-name="P1"><text:span text:style-name="T3">hostname = </text:span><text:a xlink:type="simple" xlink:href="http://www.yahoo.com/"><text:span text:style-name="T4">www.yahoo.com</text:span></text:a></text:p>
      <text:p text:style-name="P1"><text:span text:style-name="T3">IP address = </text:span><text:span text:style-name="T4">192.168.1.10</text:span></text:p>
      <text:p text:style-name="P1"><text:span text:style-name="T4"/></text:p>
      <text:p text:style-name="P1"><text:span text:style-name="T4">IP easier to process by routers.</text:span></text:p>
      <text:p text:style-name="P1"><text:span text:style-name="T3"/></text:p>
      <text:p text:style-name="P1"><text:span text:style-name="T3">DNS = </text:span><text:span text:style-name="T4">Domain Name System.</text:span></text:p>
      <text:list xml:id="list915583227" text:style-name="L5">
        <text:list-item>
          <text:p text:style-name="P2"><text:span text:style-name="T4">Distributed database implemented in an hierarchy of DNS servers.</text:span></text:p>
        </text:list-item>
        <text:list-item>
          <text:p text:style-name="P2"><text:span text:style-name="T4">An application layer protocol that allows hosts to query those databases.</text:span></text:p>
        </text:list-item>
      </text:list>
      <text:p text:style-name="P1"><text:span text:style-name="T4"/></text:p>
      <text:p text:style-name="P1"><text:span text:style-name="T4">When user types in hostname:</text:span></text:p>
      <text:list xml:id="list1993504857" text:style-name="L6">
        <text:list-item>
          <text:p text:style-name="P3"><text:span text:style-name="T4">Browser extracts hostname <text:s/>and sendsto DNS scleint</text:span></text:p>
        </text:list-item>
        <text:list-item>
          <text:p text:style-name="P3"><text:span text:style-name="T4">DNS client queries DNS server database</text:span></text:p>
        </text:list-item>
        <text:list-item>
          <text:p text:style-name="P3"><text:span text:style-name="T4">DNS servers locate hostname and send back IP</text:span></text:p>
        </text:list-item>
        <text:list-item>
          <text:p text:style-name="P3"><text:span text:style-name="T4">DNS client side received ip</text:span></text:p>
        </text:list-item>
        <text:list-item>
          <text:p text:style-name="P3"><text:span text:style-name="T4">host used ip to start tcp connection.</text:span></text:p>
        </text:list-item>
      </text:list>
      <text:p text:style-name="P1"><text:span text:style-name="T4"/></text:p>
      <text:p text:style-name="P1"><text:span text:style-name="T4">More services:</text:span></text:p>
      <text:p text:style-name="P1"><text:span text:style-name="T4">-Aliasing: multiple hostnames for an ip</text:span><text:span text:style-name="T3">(canonical hostnames</text:span><text:span text:style-name="T4">) </text:span><text:a xlink:type="simple" xlink:href="http://www.google.com/">www.google.com</text:a><text:span text:style-name="T4"> google.com</text:span></text:p>
      <text:p text:style-name="P1"><text:span text:style-name="T4">-mail server aliasing </text:span><text:a xlink:type="simple" xlink:href="mailto:inge@hotmail.com">inge@hotmail.com</text:a><text:span text:style-name="T4"> instead of inge@westside-amsterdam-diemen-hotmail.com</text:span></text:p>
      <text:p text:style-name="P1"><text:span text:style-name="T4">-load distribution: one name can have multiple ip addresses(multiple servers). DNS can give the least busiest address to the client. </text:span></text:p>
      <text:p text:style-name="P1"><text:span text:style-name="T4"/></text:p>
      <text:p text:style-name="P1"><text:span text:style-name="T4">although DNS is not something with which the user straight up interacts it is an application layer protocol as it is between end systems using the client server paragm.</text:span></text:p>
      <text:p text:style-name="P1"><text:span text:style-name="T4"/></text:p>
      <text:p text:style-name="P1"><text:soft-page-break/><text:span text:style-name="T3">Overview of how DNS works.</text:span></text:p>
      <text:p text:style-name="P1"><text:span text:style-name="T3">DNS</text:span><text:span text:style-name="T7"> </text:span><text:span text:style-name="T8">is not centralized with a single server because of :</text:span></text:p>
      <text:p text:style-name="P1"><text:span text:style-name="T7">A single point of failure: </text:span><text:span text:style-name="T8">If the server stops, the internet stops</text:span></text:p>
      <text:p text:style-name="P1"><text:span text:style-name="T7">Traffic volume:</text:span><text:span text:style-name="T8"> A lot of traffic along one or few links.</text:span></text:p>
      <text:p text:style-name="P1"><text:span text:style-name="T7">Distance:</text:span><text:span text:style-name="T8"> Some clients have to travel all ove rthe world to reach the database</text:span></text:p>
      <text:p text:style-name="P1"><text:span text:style-name="T7">Maintenance:</text:span><text:span text:style-name="T8"> would need to update A LOT</text:span></text:p>
      <text:p text:style-name="P1"><text:span text:style-name="T8"/></text:p>
      <text:p text:style-name="P1"><text:span text:style-name="T8">so, it simply does not scale.</text:span></text:p>
      <text:p text:style-name="P1"><text:span text:style-name="T8"/></text:p>
      <text:p text:style-name="P9"><text:span text:style-name="T4">A distributed hierarchical database</text:span></text:p>
      <text:p text:style-name="P9"><text:span text:style-name="T4"/></text:p>
      <text:p text:style-name="P10"><text:span text:style-name="T4">3 level of DNS servers:</text:span></text:p>
      <text:p text:style-name="P10"><text:span text:style-name="T3">Root:</text:span><text:span text:style-name="T4"> 13 in the world(?)</text:span></text:p>
      <text:p text:style-name="P10"><text:span text:style-name="T3">Top Level Domain</text:span><text:span text:style-name="T4"> com, org, net, edu etc.</text:span></text:p>
      <text:p text:style-name="P10"><text:span text:style-name="T3">Authoritative :</text:span><text:span text:style-name="T4"> the whole hostname can be found in these.</text:span></text:p>
      <text:p text:style-name="P10"><text:span text:style-name="T4">People can have their own autoritavie DNS or pay for the service</text:span></text:p>
      <text:p text:style-name="P10"><text:span text:style-name="T4"/></text:p>
      <text:p text:style-name="P10"><text:span text:style-name="T4">When finding the ip of </text:span><text:a xlink:type="simple" xlink:href="http://www.amazon.com/">www.amazon.com</text:a></text:p>
      <text:p text:style-name="P10"><text:span text:style-name="T4">client contacts Root.</text:span></text:p>
      <text:p text:style-name="P10"><text:span text:style-name="T4">Root returns ips of Top Level Domain servers that belong to top level domain </text:span><text:span text:style-name="T6">.com</text:span></text:p>
      <text:p text:style-name="P10"><text:span text:style-name="T4">client contacts TLD server</text:span></text:p>
      <text:p text:style-name="P10"><text:span text:style-name="T4">TLD server returns ip for authoritative DNS </text:span><text:span text:style-name="T6">amazon.com</text:span></text:p>
      <text:p text:style-name="P10"><text:span text:style-name="T4">client contacts autoriative DNS</text:span></text:p>
      <text:p text:style-name="P10"><text:span text:style-name="T4">returns ip of www.amazon.com</text:span></text:p>
      <text:p text:style-name="P10"><text:span text:style-name="T4"/></text:p>
      <text:p text:style-name="P10"><text:span text:style-name="T3">Local DNS server=</text:span><text:span text:style-name="T4"> does not belong to the hierarchy. Each ISP like a university or company has a local DNS(or default name server). Mostly close to the hosts it services.(can be on LAN or seperated by few routers)</text:span></text:p>
      <text:p text:style-name="P10"><text:span text:style-name="T4"/></text:p>
      <text:p text:style-name="P10"><text:span text:style-name="T4">EXAMPLE</text:span></text:p>
      <text:p text:style-name="P10"><text:span text:style-name="T4">in case cis.poly.edu requires the ip of gaia.cs.umass.edu</text:span></text:p>
      <text:p text:style-name="P10"><text:span text:style-name="T4">and local DNS of cis.poly.edu is dns.poly.edu</text:span></text:p>
      <text:p text:style-name="P10"><text:span text:style-name="T4">and the authoritative DNS of gaia is dns.umass.edu</text:span></text:p>
      <text:p text:style-name="P10"><text:span text:style-name="T4">cis.poly.edu sends query to dns.poly.edu</text:span></text:p>
      <text:p text:style-name="P10"><text:span text:style-name="T4">dns.poly.edu sends query to root server. </text:span></text:p>
      <text:p text:style-name="P10"><text:span text:style-name="T4">Root server extracts edu part and sends ips of TLD servers handing in edu</text:span></text:p>
      <text:p text:style-name="P10"><text:span text:style-name="T4">the local DNS then resends the request to one of the TLD servers.</text:span></text:p>
      <text:p text:style-name="P10"><text:span text:style-name="T4">TLD server sees umass part and sens ip of authoritative domain (dns.umass.edu)</text:span></text:p>
      <text:p text:style-name="P10"><text:span text:style-name="T4">local DNS now contacts the authoritative domain with the query <text:s/>and gets the ip.</text:span></text:p>
      <text:p text:style-name="P10"><text:span text:style-name="T4"/></text:p>
      <text:p text:style-name="P10"><text:span text:style-name="T4">In total 8 messages on both iterative and recursive way</text:span></text:p>
      <text:p text:style-name="P10"><text:span text:style-name="T4">WARNING: in this case the TLD knew the authoritative server which would know the ip, but sometimes there are intermediate DNS servers <text:s/>necessary</text:span></text:p>
      <text:p text:style-name="P10"><text:span text:style-name="T4">IWARNING2: If there are more DNS servers than it was possible that dns.umass.edu send back the ip for dns.cs.umass.edu </text:span></text:p>
      <text:p text:style-name="P10"><text:span text:style-name="T4"/></text:p>
      <text:p text:style-name="P10"><text:span text:style-name="T4">Completely recursive:</text:span></text:p>
      <text:p text:style-name="P10"><text:span text:style-name="T4">host-r → local DNS → Root → TLD → authoritative DNS <text:s/>→ TLD → Root → localDNS → host-r</text:span></text:p>
      <text:p text:style-name="P10"><text:span text:style-name="T4"/></text:p>
      <text:p text:style-name="P10"><text:span text:style-name="T4">DNS-Caching</text:span></text:p>
      <text:p text:style-name="P10"><text:span text:style-name="T4">local DNS servers can cache ip-host pairs that have been requested. After two days cached data is deleted.</text:span></text:p>
      <text:p text:style-name="P10"><text:soft-page-break/><text:span text:style-name="T4">DNS Records and messages</text:span></text:p>
      <text:p text:style-name="P10"><text:span text:style-name="T3">Resource Records =</text:span><text:span text:style-name="T4"> four tuple that consists of:</text:span></text:p>
      <text:p text:style-name="P10"><text:span text:style-name="T4">(Name, Value, Type, TTL)</text:span></text:p>
      <text:p text:style-name="P10"><text:span text:style-name="T4"/></text:p>
      <text:p text:style-name="P10"><text:span text:style-name="T4">if Type = A : Name is hostname an d Value is IP</text:span></text:p>
      <text:p text:style-name="P10"><text:span text:style-name="T4">if Type = NS: Name is domain (foo.com) and Value is hostname of an autoritative DNS sever that knows ip belonging to domain. Example: (foo.com, dns.foo.com, CNAME)</text:span></text:p>
      <text:p text:style-name="P10"><text:span text:style-name="T4">if Type = MX. Value is canonical name of a mail server that has an alias <text:s/>hostname Nam</text:span></text:p>
      <text:p text:style-name="P10"><text:span text:style-name="T4">Example: (foo.com, mail.bar.foo.com, MX)</text:span></text:p>
      <text:p text:style-name="P10"><text:span text:style-name="T4"/></text:p>
      <text:p text:style-name="P10"><text:span text:style-name="T4">Because a type NS does not deliver the ip of the DNS server a Type A message is send to the client as well to extract its ip.</text:span></text:p>
      <text:p text:style-name="P10"><text:span text:style-name="T4"/></text:p>
      <text:p text:style-name="P10"><text:span text:style-name="T4"/></text:p>
      <text:p text:style-name="P10"><text:span text:style-name="T4">DNS Messages</text:span></text:p>
      <text:p text:style-name="P10"><text:span text:style-name="T4">Only request and reply</text:span></text:p>
      <text:p text:style-name="P10"><text:span text:style-name="T4">various fields:</text:span></text:p>
      <text:p text:style-name="P10"><text:span text:style-name="T3">header section</text:span><text:span text:style-name="T4"> 12 bytes.</text:span></text:p>
      <text:p text:style-name="P10"><text:span text:style-name="T4"><text:tab/>-16 bit number identifies message(copied into reply to see what belongs to what)</text:span></text:p>
      <text:p text:style-name="P10"><text:span text:style-name="T4"><text:tab/>-flags in flag field 0/1 to see if it is a request or reply. 1/0 for recursion or not. 1/0 in case reply comes from the authoritative server.</text:span></text:p>
      <text:p text:style-name="P10"><text:span text:style-name="T3">Question section</text:span></text:p>
      <text:p text:style-name="P10"><text:span text:style-name="T4"><text:tab/>-Name that is being queried</text:span></text:p>
      <text:p text:style-name="P10"><text:span text:style-name="T4"><text:tab/>-Type of response expected(A, NS, Mx)</text:span></text:p>
      <text:p text:style-name="P10"><text:span text:style-name="T3">Answer section(in case of reply)</text:span></text:p>
      <text:p text:style-name="P10"><text:span text:style-name="T3"><text:tab/></text:span><text:span text:style-name="T4">-possible multiple RR (value, type, TTL) etc.</text:span></text:p>
      <text:p text:style-name="P10"><text:span text:style-name="T3">authority section</text:span><text:span text:style-name="T4">:</text:span></text:p>
      <text:p text:style-name="P10"><text:span text:style-name="T4"><text:tab/>-records of other authoritative servers</text:span></text:p>
      <text:p text:style-name="P10"><text:span text:style-name="T3">additional section</text:span></text:p>
      <text:p text:style-name="P10"><text:span text:style-name="T3"/></text:p>
      <text:p text:style-name="P10"><text:span text:style-name="T3">Inserting records into the DNS database.</text:span></text:p>
      <text:p text:style-name="P10"><text:span text:style-name="T3">Registrar=</text:span><text:span text:style-name="T4"> place to register domain name.</text:span></text:p>
      <text:p text:style-name="P10"><text:span text:style-name="T4">If you have a domain you also need to state the ip and domains of your autoritative DNS's to make a type NS (in case there are multiple) and type A record for in the TLD server.</text:span></text:p>
      <text:p text:style-name="P10"><text:span text:style-name="T4">For example if the two authoritatice DNS servers are: dns1.networkutopia.com and dns2.networkutopia.com and ip respectively: 212.212.212.1 ans 212.212.212.2</text:span></text:p>
      <text:p text:style-name="P10"><text:span text:style-name="T4">in DNS system:</text:span></text:p>
      <text:p text:style-name="P10"><text:span text:style-name="T4">(networkutopia.com, dns1.networkutopia.com, NS)</text:span></text:p>
      <text:p text:style-name="P10"><text:span text:style-name="T4">(dns1.networkutopia.com, 212.212.212.1, A)</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list xml:id="list1031855219" text:style-name="L7">
        <text:list-item>
          <text:list>
            <text:list-item>
              <text:p text:style-name="P11"><text:soft-page-break/><text:span text:style-name="T3">Peer-to-Peer applications</text:span></text:p>
            </text:list-item>
          </text:list>
        </text:list-item>
      </text:list>
      <text:p text:style-name="P12">no client server architectures, but laptops interconnected and being both server and client and the same time.</text:p>
      <text:p text:style-name="P12"/>
      <text:list xml:id="list391257451" text:style-name="L8">
        <text:list-item>
          <text:list>
            <text:list-item>
              <text:list>
                <text:list-item>
                  <text:p text:style-name="P13">P2P file distribution.</text:p>
                </text:list-item>
              </text:list>
            </text:list-item>
          </text:list>
        </text:list-item>
      </text:list>
      <text:p text:style-name="P12">If a server needs to send a big file to multiple host it puts a lot of strain on the server. It needs to make a copy for each host.</text:p>
      <text:p text:style-name="P12">In P2P each peer helps send bits of the file to other peers, thus helping the server out.</text:p>
      <text:p text:style-name="P12">BitTorrent most popular protocol of P2P</text:p>
      <text:p text:style-name="P12"/>
      <text:p text:style-name="P10">Scalability of P2P-ARCHITECTURE</text:p>
      <text:p text:style-name="P10"><text:span text:style-name="T2">us = upload rate server</text:span></text:p>
      <text:p text:style-name="P10"><text:span text:style-name="T2">ui = upload rate of ith peer</text:span></text:p>
      <text:p text:style-name="P10"><text:span text:style-name="T2">di = download rate of ith peer.</text:span></text:p>
      <text:p text:style-name="P10"><text:span text:style-name="T2">F = size of file in bits</text:span></text:p>
      <text:p text:style-name="P10"><text:span text:style-name="T2">N = number of peers who want to obtain copy</text:span></text:p>
      <text:p text:style-name="P10"><text:span text:style-name="T2">distribution time = time to get copy to all peers</text:span></text:p>
      <text:p text:style-name="P10"><text:span text:style-name="T2">Assumoption: <text:s/>Bottleneck is in network access.</text:span></text:p>
      <text:p text:style-name="P14">Dcs = <text:span text:style-name="T2">distribution time in client server architecture.</text:span></text:p>
      <text:p text:style-name="P14"><text:span text:style-name="T2">In case of client server:</text:span></text:p>
      <text:p text:style-name="P14"><text:span text:style-name="T2">-server must upload F*N bits. F*N /us is the time it will take</text:span></text:p>
      <text:p text:style-name="P14"><text:span text:style-name="T2">-if dmin is the lowest download time of the peers than it takes at least dmin</text:span></text:p>
      <text:p text:style-name="P14"><text:span text:style-name="T2">So that:</text:span></text:p>
      <text:p text:style-name="P14">Dcs &gt;= Max(F/dmin, F*N/us)</text:p>
      <text:p text:style-name="P14"/>
      <text:p text:style-name="P14">distribution time increases linearly with the amount of peers.</text:p>
      <text:p text:style-name="P14"/>
      <text:p text:style-name="P15">In case of P2P:</text:p>
      <text:p text:style-name="P15">At least one time the file has to be uploaded to one of the peers, so F/us</text:p>
      <text:p text:style-name="P15">Again the peer with the lowest download speed is a bottleneck F/dmin</text:p>
      <text:p text:style-name="P15">the total upload capacity is now: utotal=us+u1+...+uN so now NF/utotal</text:p>
      <text:p text:style-name="P15"/>
      <text:p text:style-name="P15">so <text:span text:style-name="T1">Dp2p &gt;= max(F/us, F/dmin, NF/utotal)</text:span></text:p>
      <text:p text:style-name="P15"><text:span text:style-name="T1"/></text:p>
      <text:p text:style-name="P15">When parameters are chosen good is shows that p2p is self scaling depending on the amount of people in the network wanting the file.</text:p>
      <text:p text:style-name="P15"/>
      <text:p text:style-name="P14">BitTorrent</text:p>
      <text:p text:style-name="P15">torrent = the collection of peers participating in the distribution of a file.</text:p>
      <text:p text:style-name="P15">Peers download equal-sized chunks. (mostly 256 KB)</text:p>
      <text:p text:style-name="P15">tracker = infrastructure node in each torrent</text:p>
      <text:p text:style-name="P15">New nodes inform the tracker and reinform that they are still in the torrent</text:p>
      <text:p text:style-name="P15">Tracker gives newcoming node (Alice) a set op 50 ips to connect with. Alice asks each time what chunks these neighbors have. Using this information Alice requests chunks she does not yet have.</text:p>
      <text:p text:style-name="P15">This request for chunks uses <text:span text:style-name="T1">rarest first=</text:span> the chunks that areleast available are requested first.</text:p>
      <text:p text:style-name="P15">Multiple naighbors might respond to delive chunks. Alice chooses the one supplying data at the highest rate. Alice will send chunks to the four hightest senders. These 4 are <text:span text:style-name="T1">unchoked.</text:span> And Alice updates every 10 seconds. Every 30 seconds also a new random neighbor is selected and Alice starts sending chunks to them. This randomly selected peer is <text:span text:style-name="T1">optimistically unchoked. </text:span>Peers sending at same rate find eachother this way. The rest outside of these 5 neighbors are <text:span text:style-name="T1">choked</text:span> and do not receive anything from Alice.</text:p>
      <text:p text:style-name="P15"/>
      <text:p text:style-name="P14"><text:soft-page-break/>Distributed Hash Tables</text:p>
      <text:p text:style-name="P15">work with (key,value) pairs</text:p>
      <text:p text:style-name="P15">in P2P all peers hold a subset of the total key value pairs.</text:p>
      <text:p text:style-name="P15">Each peer has an identifier between [0, 2^n-1]</text:p>
      <text:p text:style-name="P15">Each key is an integer in the same range. (Hash functions can be used to map things that are not integers to integers)</text:p>
      <text:p text:style-name="P15">Each key can be stored by peer with the closes number to it (using modulo).</text:p>
      <text:p text:style-name="P15">But how to determine the closes peer in number?</text:p>
      <text:p text:style-name="P15"/>
      <text:p text:style-name="P14">Circular DHT</text:p>
      <text:p text:style-name="P15">DHT is circular; each peer keeps track of its immediat successor (mod 2^n)</text:p>
      <text:p text:style-name="P15">This is an <text:span text:style-name="T1">Overlay Network</text:span> and does not consist of physical links</text:p>
      <text:p text:style-name="P15">If now a peer wants to know who is resposinble for a certain key is asks it successor if he is an dif he isn't he relays the question to his successor. He can now send a message back to peer 3.</text:p>
      <text:p text:style-name="P15"/>
      <text:p text:style-name="P15">Clear that there is a tradeoff between the amount of messages that need to be send and the amount of information a peer needs to have stored.</text:p>
      <text:p text:style-name="P15">In case of only one node tracket per peer, the amoutn of messages is N/2. (mostly)</text:p>
      <text:p text:style-name="P15">Peers can track their successor and some random other nodes scattered through the network.</text:p>
      <text:p text:style-name="P15"/>
      <text:p text:style-name="P14">Peer Churn</text:p>
      <text:p text:style-name="P14"><text:span text:style-name="T2">Peers can come and go</text:span></text:p>
      <text:p text:style-name="P14"><text:span text:style-name="T2"/></text:p>
      <text:p text:style-name="P14"><text:span text:style-name="T2">Let every peer track its two successors.Periodically each peer looks if its successors are still alive.(by pings)</text:span></text:p>
      <text:p text:style-name="P14"><text:span text:style-name="T2"/></text:p>
      <text:p text:style-name="P14"><text:span text:style-name="T2">If peer 4 has successor 5 and 8 and peer 3 has 4 and 5</text:span></text:p>
      <text:p text:style-name="P14"><text:span text:style-name="T2">When one of the successors leave:</text:span></text:p>
      <text:p text:style-name="P14"><text:span text:style-name="T2">Peer 4 replaces first successor with second successor 8</text:span></text:p>
      <text:p text:style-name="P14"><text:span text:style-name="T2">Peer 4 asks 8 about his immediate succesor and makes that its second successor.</text:span></text:p>
      <text:p text:style-name="P14"><text:span text:style-name="T2"/></text:p>
      <text:p text:style-name="P14"><text:span text:style-name="T2">When adding a node a peer will send messages until the successor of the new node will answ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8T12:04:43</meta:creation-date>
    <dc:date>2012-12-08T17:10:53</dc:date>
    <meta:editing-duration>PT4H35M9S</meta:editing-duration>
    <meta:editing-cycles>27</meta:editing-cycles>
    <meta:generator>LibreOffice/3.5$Linux_x86 LibreOffice_project/350m1$Build-2</meta:generator>
    <meta:document-statistic meta:table-count="0" meta:image-count="0" meta:object-count="0" meta:page-count="9" meta:paragraph-count="290" meta:word-count="3111" meta:character-count="16902" meta:non-whitespace-character-count="15213"/>
  </office:meta>
</office:document-meta>
</file>